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justify" fo:line-height="150%"/>
    </style:style>
    <style:style style:name="P2" style:parent-style-name="Normal" style:family="paragraph">
      <style:paragraph-properties fo:text-align="justify" fo:line-height="150%"/>
    </style:style>
    <style:style style:name="P3" style:parent-style-name="Normal" style:family="paragraph">
      <style:paragraph-properties fo:text-align="justify" fo:line-height="150%"/>
    </style:style>
    <style:style style:name="P4" style:parent-style-name="Normal" style:family="paragraph">
      <style:paragraph-properties fo:text-align="justify" fo:line-height="150%"/>
    </style:style>
    <style:style style:name="P5" style:parent-style-name="Normal" style:family="paragraph">
      <style:paragraph-properties fo:text-align="justify" fo:line-height="150%"/>
    </style:style>
    <style:style style:name="P6" style:parent-style-name="Normal" style:family="paragraph">
      <style:paragraph-properties fo:text-align="justify" fo:line-height="150%"/>
    </style:style>
    <style:style style:name="P7" style:parent-style-name="Normal" style:family="paragraph">
      <style:paragraph-properties fo:text-align="justify" fo:line-height="150%"/>
    </style:style>
    <style:style style:name="T8" style:parent-style-name="DefaultParagraphFont" style:family="text">
      <style:text-properties style:font-name="Times New Roman" style:font-name-asian="Times New Roman" style:font-name-complex="Times New Roman" style:letter-kerning="false"/>
    </style:style>
    <style:style style:name="P9" style:parent-style-name="Normal" style:family="paragraph">
      <style:paragraph-properties fo:text-align="justify" fo:line-height="150%"/>
    </style:style>
    <style:style style:name="P10" style:parent-style-name="Normal" style:family="paragraph">
      <style:paragraph-properties fo:text-align="justify" fo:line-height="150%"/>
      <style:text-properties fo:font-size="9pt" style:font-size-asian="9pt" style:font-size-complex="9pt"/>
    </style:style>
    <style:style style:name="P11" style:parent-style-name="Normal" style:family="paragraph">
      <style:paragraph-properties fo:text-align="justify" fo:line-height="150%"/>
    </style:style>
    <style:style style:name="P12" style:parent-style-name="Normal" style:family="paragraph">
      <style:paragraph-properties fo:text-align="justify" fo:line-height="150%"/>
    </style:style>
    <style:style style:name="P13" style:parent-style-name="Normal" style:family="paragraph">
      <style:paragraph-properties fo:text-align="justify" fo:line-height="150%"/>
    </style:style>
    <style:style style:name="P14" style:parent-style-name="Normal" style:family="paragraph">
      <style:paragraph-properties fo:text-align="justify" fo:line-height="150%"/>
    </style:style>
    <style:style style:name="P15" style:parent-style-name="Normal" style:family="paragraph">
      <style:paragraph-properties fo:text-align="justify" fo:line-height="150%"/>
    </style:style>
    <style:style style:name="T16" style:parent-style-name="DefaultParagraphFont" style:family="text">
      <style:text-properties style:text-position="super 58.3%"/>
    </style:style>
    <style:style style:name="P17" style:parent-style-name="Normal" style:family="paragraph">
      <style:paragraph-properties fo:text-align="justify" fo:line-height="150%"/>
    </style:style>
  </office:automatic-styles>
  <office:body>
    <office:text text:use-soft-page-breaks="true">
      <text:p text:style-name="P1">David’s part</text:p>
      <text:p text:style-name="P2"/>
      <text:p text:style-name="P3">Since the Sonar framework provides a shared embedding space in which text and speech from various languages are mapped into fixed-size sentence vectors, the goal of<text:s/>this<text:s/>part of<text:s/>the<text:s/>project was to<text:s/>carry out training on two different data types.<text:s/>However,<text:s/>there were immense<text:s/>limitations due to some<text:s/>constraints<text:s/>on our<text:s/>university server. In other words, we were only allocated a storage of 150GB and a GPU of 12 GB dedicated memory, making reproducibility completely<text:s/>unattainable. As a result, downsizing was necessary. While SONAR was trained on 200 languages, we only settled for 4 of them, namely English, Spanish, German and French.<text:s/>As for the storage available on the cluster, it was not possible to use more than a small portion of a single dataset for the chosen languages. Also, SONAR’s shared embedding space requires it to be trained on all the languages simultaneously. Such feat would require a great deal of free memory on the hard drive, considering that, on average, each<text:s/>dataset for each<text:s/>language weighs about 80GB. Nevertheless, since the ultimate goal is to align spoken utterances with their textual translations within these languages, we<text:s/>attempted to recreate SONAR’s mechanism with<text:s/>a small sample.</text:p>
      <text:p text:style-name="P4"/>
      <text:p text:style-name="P5">Data<text:s/>Preprocessing</text:p>
      <text:p text:style-name="P6">Given the hardware<text:s/>constraints that we had to work with, we only<text:s/>settled for<text:s/>the Mozilla Common Voice 12.0<text:s/>dataset,<text:s/>extracting a<text:s/>subset<text:s/>of 10% for each language.<text:s/>For reasons described above, we<text:s/>could not use other datasets such as Vox Populi, LibriSpeech, or Must-C.<text:s/></text:p>
      <text:p text:style-name="P7">Each audio<text:s/>snippet<text:s/>was resampled to 16,000 Hz and subsequently converted to FLAC:<text:s/>Since human speech has important frequency content up to around 8 kHz, sampling at 16 kHz is enough to capture all the meaningful speech frequencies<text:s/>and the<text:s/>reason why we converted everything to FLAC is<text:s/>because of storage efficiency and it is also<text:s/>lossless.<text:s/>Furthermore, we filtered out recordings that were shorter than 1 second and longer than 50 seconds, as<text:s/><text:soft-page-break/>recommended by the guide on Hugging Face called A Complete Guide to Audio Datasets. On an intuitive level, sentences or audio clips that are shorter than 1 second don't contain any meaningful content, while audio recordings that are longer than 15 seconds increase memory and computation cost per batch. For practical reasons and GPU constraints, we decided to go for 15 seconds, even shorter than what was recommended by Hugging Face.<text:span text:style-name="T8"><text:s/></text:span>Next, we proceeded to tokenize the transcripts<text:s/>corresponding<text:s/>to the audio clips, creating a<text:s/>vocabulary of<text:s/>8000 subwords per language. Then we created a TSV file containing the path for the audio file, the transcript, and the tokenized sentence IDs.<text:s/></text:p>
      <text:p text:style-name="P9">As for the<text:s/>model<text:s/>architecture, I was unfortunately not able to run the pre-built Sonar speech and text encoders because of major inconvenience regarding the<text:s/>fairseq2 library, which I could not install on any device<text:s/>available to me. After countless hours wasted trying to debug and trying to figure out<text:s/>an<text:s/>alternative, I just could not install<text:s/>the library.<text:s/>The<text:s/>following is the error that kept recurring:</text:p>
      <text:p text:style-name="P10">ERROR: Cannot install fairseq2==0.1.0, fairseq2==0.1.1, fairseq2==0.2.0, fairseq2==0.2.1, fairseq2==0.3.0, fairseq2==0.4.0, fairseq2==0.4.1, fairseq2==0.4.2, fairseq2==0.4.3, fairseq2==0.4.4, fairseq2==0.4.5, fairseq2==0.4.6, fairseq2==0.5.0, fairseq2==0.5.1 and fairseq2==0.5.2 because these package versions have conflicting dependencies.</text:p>
      <text:p text:style-name="P11"/>
      <text:p text:style-name="P12">Because of this<text:s/>technical<text:s/>issue,<text:s/>I<text:s/>decided to build<text:s/>a<text:s/>model architecture from scratch, rather than relying<text:s/>on the pre-trained SONAR encoders.<text:s/>I attempted to recreate<text:s/>a<text:s/>speech encoder based on a Transformer encoder applied to<text:s/>a<text:s/>Mel-spectrogram.<text:s/>This encoder also includes<text:s/>masked mean pooling to produce a fixed-size representation of each utterance, which is characteristic of the SONAR model.<text:s/>As for the text encoder, we implemented an<text:s/>embedding layer initialized from a SentencePiece vocabulary.<text:s/>Just as in<text:s/>the speech encoder,<text:s/>the outputs are pooled and projected into a fixed-size vector.<text:s/>Eventually both speech<text:s/>and text embeddings are L2-normalized so that they can be compared<text:s/>by<text:s/>using cosine similarity.</text:p>
      <text:p text:style-name="P13"/>
      <text:p text:style-name="P14">During training, we made extensive use of checkpoints to ensure stability and reproducibility. Each checkpoint contained the state of both encoders, the optimizer, and<text:s/><text:soft-page-break/>the current epoch number, as well as average training and validation losses. The motivation behind this design was twofold. First, since jobs on the cluster can be preempted or interrupted, saving checkpoints allowed us to resume seamlessly without losing progress. Second, keeping the last two checkpoints provided a safeguard against corrupted files or divergence, while avoiding the storage issues of retaining every single epoch. This strategy is particularly important in long training runs where intermediate results may need to be revisited for analysis.</text:p>
      <text:p text:style-name="P15">For evaluation, we loaded one of the final checkpoints and ran an xsim-style similarity search experiment on the<text:s/>FLEURS dataset.<text:s/>Unfortunately,<text:s/>the model reached training losses around 0.55–0.58 at<text:s/>15<text:span text:style-name="T16">th</text:span><text:s/>epoch, while the validation loss initially decreased but then started rising again.<text:s/>The reason for overfitting was<text:s/>the quantity of training data. The retrieval evaluation confirmed this, with a very low<text:s/>recall score of<text:s/>about<text:s/>2%.<text:s/>As a result we did not manage to reproduce the results achieved in the paper.</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vid Matkovic</meta:initial-creator>
    <dc:creator>David Matkovic</dc:creator>
    <meta:creation-date>2025-09-28T11:41:00Z</meta:creation-date>
    <dc:date>2025-09-30T16:24:00Z</dc:date>
    <meta:template xlink:href="Normal" xlink:type="simple"/>
    <meta:editing-cycles>2</meta:editing-cycles>
    <meta:editing-duration>PT179700S</meta:editing-duration>
    <meta:document-statistic meta:page-count="3" meta:paragraph-count="10" meta:word-count="797" meta:character-count="5335" meta:row-count="37" meta:non-whitespace-character-count="4548"/>
  </office:meta>
</office:document-meta>
</file>